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EB_Garamond_4.ttf" manifest:media-type="application/x-font-ttf"/>
  <manifest:file-entry manifest:full-path="Fonts/Font_EB_Garamond_3.ttf" manifest:media-type="application/x-font-ttf"/>
  <manifest:file-entry manifest:full-path="Fonts/Font_EB_Garamond_2.ttf" manifest:media-type="application/x-font-ttf"/>
  <manifest:file-entry manifest:full-path="Fonts/Font_EB_Garamond_1.ttf" manifest:media-type="application/x-font-tt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EB Garamond" svg:font-family="'EB Garamond'">
      <svg:font-face-src>
        <svg:font-face-uri xlink:href="Fonts/Font_EB_Garamond_1.ttf" xlink:type="simple" loext:font-style="normal" loext:font-weight="normal">
          <svg:font-face-format svg:string="truetype"/>
        </svg:font-face-uri>
        <svg:font-face-uri xlink:href="Fonts/Font_EB_Garamond_2.ttf" xlink:type="simple" loext:font-style="normal" loext:font-weight="bold">
          <svg:font-face-format svg:string="truetype"/>
        </svg:font-face-uri>
        <svg:font-face-uri xlink:href="Fonts/Font_EB_Garamond_3.ttf" xlink:type="simple" loext:font-style="italic" loext:font-weight="normal">
          <svg:font-face-format svg:string="truetype"/>
        </svg:font-face-uri>
        <svg:font-face-uri xlink:href="Fonts/Font_EB_Garamond_4.ttf" xlink:type="simple" loext:font-style="italic" loext:font-weight="bold">
          <svg:font-face-format svg:string="truetype"/>
        </svg:font-face-uri>
      </svg:font-face-src>
    </style:font-face>
    <style:font-face style:name="Font Awesome 6 Brands Regular" svg:font-family="'Font Awesome 6 Brands Regular'" style:font-pitch="variable"/>
    <style:font-face style:name="Font Awesome 6 Free Regular" svg:font-family="'Font Awesome 6 Free Regular'" style:font-pitch="variable"/>
    <style:font-face style:name="Font Awesome 6 Free Solid" svg:font-family="'Font Awesome 6 Free Solid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4368in" style:rel-column-width="14068*"/>
    </style:style>
    <style:style style:name="Table1.B" style:family="table-column">
      <style:table-column-properties style:column-width="0.0618in" style:rel-column-width="605*"/>
    </style:style>
    <style:style style:name="Table1.C" style:family="table-column">
      <style:table-column-properties style:column-width="5.1944in" style:rel-column-width="50862*"/>
    </style:style>
    <style:style style:name="Table1.A1" style:family="table-cell">
      <style:table-cell-properties style:vertical-align="middle" fo:padding="0.0382in" fo:border-left="none" fo:border-right="none" fo:border-top="0.75pt solid #000000" fo:border-bottom="0.75pt solid #000000"/>
    </style:style>
    <style:style style:name="Table1.B1" style:family="table-cell">
      <style:table-cell-properties fo:padding="0.0382in" fo:border-left="none" fo:border-right="none" fo:border-top="0.75pt solid #000000" fo:border-bottom="0.75pt solid #000000"/>
    </style:style>
    <style:style style:name="Table1.C1" style:family="table-cell">
      <style:table-cell-properties fo:padding="0.0382in" fo:border-left="none" fo:border-right="none" fo:border-top="0.75pt solid #000000" fo:border-bottom="0.75pt solid #000000"/>
    </style:style>
    <style:style style:name="Table1.A2" style:family="table-cell">
      <style:table-cell-properties style:vertical-align="middle" fo:padding="0.0382in" fo:border-left="none" fo:border-right="none" fo:border-top="none" fo:border-bottom="0.75pt solid #000000"/>
    </style:style>
    <style:style style:name="Table1.B2" style:family="table-cell">
      <style:table-cell-properties fo:padding="0.0382in" fo:border-left="none" fo:border-right="none" fo:border-top="none" fo:border-bottom="0.75pt solid #000000"/>
    </style:style>
    <style:style style:name="Table1.C2" style:family="table-cell">
      <style:table-cell-properties fo:padding="0.0382in" fo:border-left="none" fo:border-right="none" fo:border-top="none" fo:border-bottom="0.75pt solid #000000"/>
    </style:style>
    <style:style style:name="Table1.B3" style:family="table-cell">
      <style:table-cell-properties fo:padding="0.0382in" fo:border-left="none" fo:border-right="none" fo:border-top="none" fo:border-bottom="0.75pt solid #000000"/>
    </style:style>
    <style:style style:name="Table1.C3" style:family="table-cell">
      <style:table-cell-properties fo:padding="0.0382in" fo:border-left="none" fo:border-right="none" fo:border-top="none" fo:border-bottom="0.75pt solid #000000"/>
    </style:style>
    <style:style style:name="Table1.B4" style:family="table-cell">
      <style:table-cell-properties fo:padding="0.0382in" fo:border-left="none" fo:border-right="none" fo:border-top="none" fo:border-bottom="0.75pt solid #000000"/>
    </style:style>
    <style:style style:name="Table1.C4" style:family="table-cell">
      <style:table-cell-properties fo:padding="0.0382in" fo:border-left="none" fo:border-right="none" fo:border-top="none" fo:border-bottom="0.75pt solid #000000"/>
    </style:style>
    <style:style style:name="Table1.B5" style:family="table-cell">
      <style:table-cell-properties fo:padding="0.0382in" fo:border-left="none" fo:border-right="none" fo:border-top="none" fo:border-bottom="0.75pt solid #000000"/>
    </style:style>
    <style:style style:name="Table1.C5" style:family="table-cell">
      <style:table-cell-properties fo:padding="0.0382in" fo:border-left="none" fo:border-right="none" fo:border-top="none" fo:border-bottom="0.75pt solid #000000"/>
    </style:style>
    <style:style style:name="Table1.B6" style:family="table-cell">
      <style:table-cell-properties fo:padding="0.0382in" fo:border-left="none" fo:border-right="none" fo:border-top="none" fo:border-bottom="0.75pt solid #000000"/>
    </style:style>
    <style:style style:name="Table1.C6" style:family="table-cell">
      <style:table-cell-properties fo:padding="0.0382in" fo:border-left="none" fo:border-right="none" fo:border-top="none" fo:border-bottom="0.75pt solid #000000"/>
    </style:style>
    <style:style style:name="Table1.B7" style:family="table-cell">
      <style:table-cell-properties fo:padding="0.0382in" fo:border-left="none" fo:border-right="none" fo:border-top="none" fo:border-bottom="0.75pt solid #000000"/>
    </style:style>
    <style:style style:name="Table1.C7" style:family="table-cell">
      <style:table-cell-properties fo:padding="0.0382in" fo:border-left="none" fo:border-right="none" fo:border-top="none" fo:border-bottom="0.75pt solid #000000"/>
    </style:style>
    <style:style style:name="Table1.B8" style:family="table-cell">
      <style:table-cell-properties fo:padding="0.0382in" fo:border-left="none" fo:border-right="none" fo:border-top="none" fo:border-bottom="0.75pt solid #000000"/>
    </style:style>
    <style:style style:name="Table1.C8" style:family="table-cell">
      <style:table-cell-properties fo:padding="0.0382in" fo:border-left="none" fo:border-right="none" fo:border-top="none" fo:border-bottom="0.75pt solid #000000"/>
    </style:style>
    <style:style style:name="Table1.B9" style:family="table-cell">
      <style:table-cell-properties fo:padding="0.0382in" fo:border-left="none" fo:border-right="none" fo:border-top="none" fo:border-bottom="0.75pt solid #000000"/>
    </style:style>
    <style:style style:name="Table1.C9" style:family="table-cell">
      <style:table-cell-properties fo:padding="0.0382in" fo:border-left="none" fo:border-right="none" fo:border-top="none" fo:border-bottom="0.7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4333in" style:rel-column-width="14034*"/>
    </style:style>
    <style:style style:name="Table2.B" style:family="table-column">
      <style:table-column-properties style:column-width="0.0597in" style:rel-column-width="584*"/>
    </style:style>
    <style:style style:name="Table2.C" style:family="table-column">
      <style:table-column-properties style:column-width="5.2in" style:rel-column-width="50917*"/>
    </style:style>
    <style:style style:name="Table2.A1" style:family="table-cell">
      <style:table-cell-properties style:vertical-align="middle" fo:padding="0.0382in" fo:border-left="none" fo:border-right="none" fo:border-top="0.75pt solid #000000" fo:border-bottom="0.75pt solid #000000"/>
    </style:style>
    <style:style style:name="Table2.B1" style:family="table-cell">
      <style:table-cell-properties fo:padding="0.0382in" fo:border-left="none" fo:border-right="none" fo:border-top="0.75pt solid #000000" fo:border-bottom="0.75pt solid #000000"/>
    </style:style>
    <style:style style:name="Table2.C1" style:family="table-cell">
      <style:table-cell-properties fo:padding="0.0382in" fo:border-left="none" fo:border-right="none" fo:border-top="0.75pt solid #000000" fo:border-bottom="0.75pt solid #000000"/>
    </style:style>
    <style:style style:name="Table2.A2" style:family="table-cell">
      <style:table-cell-properties style:vertical-align="middle" fo:padding="0.0382in" fo:border-left="none" fo:border-right="none" fo:border-top="none" fo:border-bottom="0.75pt solid #000000"/>
    </style:style>
    <style:style style:name="Table2.B2" style:family="table-cell">
      <style:table-cell-properties fo:padding="0.0382in" fo:border-left="none" fo:border-right="none" fo:border-top="none" fo:border-bottom="0.75pt solid #000000"/>
    </style:style>
    <style:style style:name="Table2.C2" style:family="table-cell">
      <style:table-cell-properties fo:padding="0.0382in" fo:border-left="none" fo:border-right="none" fo:border-top="none" fo:border-bottom="0.75pt solid #000000"/>
    </style:style>
    <style:style style:name="Table2.B3" style:family="table-cell">
      <style:table-cell-properties fo:padding="0.0382in" fo:border-left="none" fo:border-right="none" fo:border-top="none" fo:border-bottom="0.75pt solid #000000"/>
    </style:style>
    <style:style style:name="Table2.C3" style:family="table-cell">
      <style:table-cell-properties fo:padding="0.0382in" fo:border-left="none" fo:border-right="none" fo:border-top="none" fo:border-bottom="0.75pt solid #000000"/>
    </style:style>
    <style:style style:name="Table2.B4" style:family="table-cell">
      <style:table-cell-properties fo:padding="0.0382in" fo:border-left="none" fo:border-right="none" fo:border-top="none" fo:border-bottom="0.75pt solid #000000"/>
    </style:style>
    <style:style style:name="Table2.C4" style:family="table-cell">
      <style:table-cell-properties fo:padding="0.0382in" fo:border-left="none" fo:border-right="none" fo:border-top="none" fo:border-bottom="0.75pt solid #000000"/>
    </style:style>
    <style:style style:name="Table2.B5" style:family="table-cell">
      <style:table-cell-properties fo:padding="0.0382in" fo:border-left="none" fo:border-right="none" fo:border-top="none" fo:border-bottom="0.75pt solid #000000"/>
    </style:style>
    <style:style style:name="Table2.C5" style:family="table-cell">
      <style:table-cell-properties fo:padding="0.0382in" fo:border-left="none" fo:border-right="none" fo:border-top="none" fo:border-bottom="0.75pt solid #000000"/>
    </style:style>
    <style:style style:name="Table2.B6" style:family="table-cell">
      <style:table-cell-properties fo:padding="0.0382in" fo:border-left="none" fo:border-right="none" fo:border-top="none" fo:border-bottom="0.75pt solid #000000"/>
    </style:style>
    <style:style style:name="Table2.C6" style:family="table-cell">
      <style:table-cell-properties fo:padding="0.0382in" fo:border-left="none" fo:border-right="none" fo:border-top="none" fo:border-bottom="0.75pt solid #000000"/>
    </style:style>
    <style:style style:name="Table2.B7" style:family="table-cell">
      <style:table-cell-properties fo:padding="0.0382in" fo:border-left="none" fo:border-right="none" fo:border-top="none" fo:border-bottom="0.75pt solid #000000"/>
    </style:style>
    <style:style style:name="Table2.C7" style:family="table-cell">
      <style:table-cell-properties fo:padding="0.0382in" fo:border-left="none" fo:border-right="none" fo:border-top="none" fo:border-bottom="0.75pt solid #000000"/>
    </style:style>
    <style:style style:name="P1" style:family="paragraph" style:parent-style-name="Cell_20_Header">
      <style:text-properties officeooo:paragraph-rsid="00194d3b"/>
    </style:style>
    <style:style style:name="P2" style:family="paragraph" style:parent-style-name="Standard">
      <style:text-properties officeooo:paragraph-rsid="00194d3b"/>
    </style:style>
    <style:style style:name="P3" style:family="paragraph" style:parent-style-name="Table_20_Contents">
      <style:paragraph-properties fo:text-align="center" style:justify-single-word="false"/>
      <style:text-properties officeooo:rsid="00194d3b" officeooo:paragraph-rsid="00194d3b"/>
    </style:style>
    <style:style style:name="P4" style:family="paragraph" style:parent-style-name="Table_20_Contents">
      <style:paragraph-properties fo:text-align="start" style:justify-single-word="false"/>
      <style:text-properties officeooo:rsid="00194d3b" officeooo:paragraph-rsid="00194d3b"/>
    </style:style>
    <style:style style:name="P5" style:family="paragraph" style:parent-style-name="Table_20_Contents">
      <style:paragraph-properties fo:text-align="start" style:justify-single-word="false"/>
      <style:text-properties officeooo:rsid="00194d3b" officeooo:paragraph-rsid="001b45bb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officeooo:rsid="00184249" officeooo:paragraph-rsid="00184249"/>
    </style:style>
    <style:style style:name="P8" style:family="paragraph" style:parent-style-name="Table_20_Contents">
      <style:paragraph-properties fo:text-align="center" style:justify-single-word="false"/>
      <style:text-properties officeooo:rsid="00184249" officeooo:paragraph-rsid="00194d3b"/>
    </style:style>
    <style:style style:name="P9" style:family="paragraph" style:parent-style-name="Table_20_Contents">
      <style:paragraph-properties fo:text-align="center" style:justify-single-word="false"/>
      <style:text-properties fo:font-style="italic" officeooo:rsid="00184249" officeooo:paragraph-rsid="00184249" style:font-style-asian="italic" style:font-style-complex="italic"/>
    </style:style>
    <style:style style:name="P10" style:family="paragraph" style:parent-style-name="Table_20_Contents">
      <style:paragraph-properties fo:text-align="center" style:justify-single-word="false"/>
      <style:text-properties fo:font-style="italic" officeooo:rsid="00184249" officeooo:paragraph-rsid="00194d3b" style:font-style-asian="italic" style:font-style-complex="italic"/>
    </style:style>
    <style:style style:name="P11" style:family="paragraph" style:parent-style-name="Table_20_Contents">
      <style:paragraph-properties fo:text-align="center" style:justify-single-word="false"/>
      <style:text-properties fo:font-style="italic" officeooo:rsid="00194d3b" officeooo:paragraph-rsid="00194d3b" style:font-style-asian="italic" style:font-style-complex="italic"/>
    </style:style>
    <style:style style:name="P12" style:family="paragraph" style:parent-style-name="Table_20_Contents">
      <style:paragraph-properties fo:text-align="start" style:justify-single-word="false"/>
      <style:text-properties fo:font-weight="bold" officeooo:rsid="00184249" officeooo:paragraph-rsid="00184249" style:font-weight-asian="bold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font-weight="bold" officeooo:rsid="00184249" officeooo:paragraph-rsid="00194d3b" style:font-weight-asian="bold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font-weight="bold" officeooo:rsid="00184249" officeooo:paragraph-rsid="00236683" style:font-weight-asian="bold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font-weight="bold" officeooo:rsid="00184249" officeooo:paragraph-rsid="00240cfd" style:font-weight-asian="bold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font-weight="bold" officeooo:rsid="00194d3b" officeooo:paragraph-rsid="00194d3b" style:font-weight-asian="bold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font-weight="normal" officeooo:rsid="00184249" officeooo:paragraph-rsid="00184249" style:font-weight-asian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fo:font-weight="normal" officeooo:rsid="00184249" officeooo:paragraph-rsid="00194d3b" style:font-weight-asian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font-weight="normal" officeooo:rsid="00184249" officeooo:paragraph-rsid="00240cfd" style:font-weight-asian="normal" style:font-weight-complex="normal"/>
    </style:style>
    <style:style style:name="P20" style:family="paragraph" style:parent-style-name="DayHeading">
      <style:paragraph-properties fo:break-before="page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paragraph-rsid="00299d0c" style:font-weight-asian="bold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fo:font-weight="bold" officeooo:rsid="00184249" officeooo:paragraph-rsid="00194d3b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officeooo:paragraph-rsid="00299d0c"/>
    </style:style>
    <style:style style:name="P24" style:family="paragraph" style:parent-style-name="Table_20_Contents">
      <style:paragraph-properties fo:text-align="start" style:justify-single-word="false"/>
      <style:text-properties fo:font-weight="normal" officeooo:rsid="00184249" officeooo:paragraph-rsid="00299d0c" style:font-weight-asian="normal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officeooo:paragraph-rsid="00299d0c"/>
    </style:style>
    <style:style style:name="P26" style:family="paragraph" style:parent-style-name="Text_20_body">
      <style:text-properties officeooo:paragraph-rsid="00299d0c"/>
    </style:style>
    <style:style style:name="T1" style:family="text">
      <style:text-properties officeooo:rsid="00194d3b"/>
    </style:style>
    <style:style style:name="T2" style:family="text">
      <style:text-properties fo:font-weight="normal" officeooo:rsid="00184249" style:font-weight-asian="normal" style:font-weight-complex="normal"/>
    </style:style>
    <style:style style:name="T3" style:family="text">
      <style:text-properties fo:font-weight="normal" officeooo:rsid="001b45bb" style:font-weight-asian="normal" style:font-weight-complex="normal"/>
    </style:style>
    <style:style style:name="T4" style:family="text">
      <style:text-properties fo:font-weight="normal" officeooo:rsid="0024c848" style:font-weight-asian="normal" style:font-weight-complex="normal"/>
    </style:style>
    <style:style style:name="T5" style:family="text">
      <style:text-properties officeooo:rsid="001b45bb"/>
    </style:style>
    <style:style style:name="T6" style:family="text">
      <style:text-properties fo:font-size="10.1999998092651pt" officeooo:rsid="001b45bb"/>
    </style:style>
    <style:style style:name="T7" style:family="text">
      <style:text-properties officeooo:rsid="001c6496"/>
    </style:style>
    <style:style style:name="T8" style:family="text">
      <style:text-properties officeooo:rsid="0021605e"/>
    </style:style>
    <style:style style:name="T9" style:family="text">
      <style:text-properties officeooo:rsid="0024c848"/>
    </style:style>
    <style:style style:name="T10" style:family="text">
      <style:text-properties officeooo:rsid="0025646d"/>
    </style:style>
    <style:style style:name="T11" style:family="text">
      <style:text-properties officeooo:rsid="00268b93"/>
    </style:style>
    <style:style style:name="T12" style:family="text">
      <style:text-properties style:text-position="super 58%"/>
    </style:style>
    <style:style style:name="T13" style:family="text">
      <style:text-properties style:text-position="0% 100%"/>
    </style:style>
    <style:style style:name="T14" style:family="text">
      <style:text-properties officeooo:rsid="0027aa59"/>
    </style:style>
    <style:style style:name="T15" style:family="text">
      <style:text-properties officeooo:rsid="00299d0c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24c848" style:font-weight-asian="bold" style:font-weight-complex="bold"/>
    </style:style>
    <style:style style:name="T18" style:family="text">
      <style:text-properties fo:font-style="italic" fo:font-weight="bold" officeooo:rsid="0024c848" style:font-style-asian="italic" style:font-weight-asian="bold" style:font-style-complex="italic" style:font-weight-complex="bold"/>
    </style:style>
    <style:style style:name="T19" style:family="text">
      <style:text-properties fo:font-style="italic" style:text-underline-style="none" fo:font-weight="normal" officeooo:rsid="0024c848" style:font-style-asian="italic" style:font-weight-asian="normal" style:font-style-complex="italic" style:font-weight-complex="normal"/>
    </style:style>
    <style:style style:name="T20" style:family="text">
      <style:text-properties fo:font-style="normal" fo:font-weight="bold" officeooo:rsid="0024c848" style:font-style-asian="normal" style:font-weight-asian="bold" style:font-style-complex="normal" style:font-weight-complex="bold"/>
    </style:style>
    <style:style style:name="T21" style:family="text">
      <style:text-properties fo:font-style="normal" fo:font-weight="normal" officeooo:rsid="0024c848" style:font-style-asian="normal" style:font-weight-asian="normal" style:font-style-complex="normal" style:font-weight-complex="normal"/>
    </style:style>
    <style:style style:name="T22" style:family="text">
      <style:text-properties fo:font-style="normal" style:text-underline-style="solid" style:text-underline-width="auto" style:text-underline-color="font-color" fo:font-weight="normal" officeooo:rsid="0024c848" style:font-style-asian="normal" style:font-weight-asian="normal" style:font-style-complex="normal" style:font-weight-complex="normal"/>
    </style:style>
    <style:style style:name="T23" style:family="text">
      <style:text-properties fo:font-style="normal" style:text-underline-style="none" fo:font-weight="normal" officeooo:rsid="0024c848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DayHeading">Wednesday, July 19<text:span text:style-name="T12">th</text:span></text:p>
      <text:p text:style-name="P26"> = online presenter(s), <text:span text:style-name="T3"></text:span> = presenter(s) in person, <text:span text:style-name="T3"></text:span> = <text:span text:style-name="T15">some </text:span>presenters online and <text:span text:style-name="T15">some </text:span>in person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7">10:00 – 11:00 CEST</text:p>
          </table:table-cell>
          <table:table-cell table:style-name="Table1.B1" office:value-type="string">
            <text:p text:style-name="Cell_20_Header"/>
          </table:table-cell>
          <table:table-cell table:style-name="Table1.C1" office:value-type="string">
            <text:p text:style-name="P6">Invited talk</text:p>
            <text:p text:style-name="P23"><text:span text:style-name="T16">Stephanie Solt </text:span><text:span text:style-name="T17">(ZAS) </text:span><text:span text:style-name="T3"></text:span></text:p>
          </table:table-cell>
        </table:table-row>
        <table:table-row>
          <table:table-cell table:style-name="Table1.A2" office:value-type="string">
            <text:p text:style-name="P7">11:00 – 11:20 CEST</text:p>
          </table:table-cell>
          <table:table-cell table:style-name="Table1.B2" office:value-type="string">
            <text:p text:style-name="P9"/>
          </table:table-cell>
          <table:table-cell table:style-name="Table1.C2" office:value-type="string">
            <text:p text:style-name="P9">Break</text:p>
          </table:table-cell>
        </table:table-row>
        <table:table-row>
          <table:table-cell table:style-name="Table1.A2" office:value-type="string">
            <text:p text:style-name="P7">11:20 – 12:40 CEST</text:p>
          </table:table-cell>
          <table:table-cell table:style-name="Table1.B3" office:value-type="string">
            <text:p text:style-name="Cell_20_Header"/>
          </table:table-cell>
          <table:table-cell table:style-name="Table1.C3" office:value-type="string">
            <text:p text:style-name="Cell_20_Header">Talk session 1</text:p>
            <text:p text:style-name="P13">Similative and Coordinative Compound Plurals in Persian: Alternatives, Homogeneity, or Strongest Meanings?</text:p>
            <text:p text:style-name="P24">Fereshteh Modarresi <text:span text:style-name="T5">and</text:span> Manfred Krifka <text:span text:style-name="T5">(ZAS) </text:span></text:p>
            <text:p text:style-name="P18"/>
            <text:p text:style-name="P13">Homogeneity, Negation, and Neglect Zero</text:p>
            <text:p text:style-name="P24">Giorgio Sbardolini <text:span text:style-name="T5">(MCMP, Ludwig Maximilan University) </text:span></text:p>
          </table:table-cell>
        </table:table-row>
        <table:table-row>
          <table:table-cell table:style-name="Table1.A2" office:value-type="string">
            <text:p text:style-name="P7">12:40 – 14:00 CEST</text:p>
          </table:table-cell>
          <table:table-cell table:style-name="Table1.B4" office:value-type="string">
            <text:p text:style-name="P9"/>
          </table:table-cell>
          <table:table-cell table:style-name="Table1.C4" office:value-type="string">
            <text:p text:style-name="P9">Lunch Break</text:p>
          </table:table-cell>
        </table:table-row>
        <table:table-row>
          <table:table-cell table:style-name="Table1.A2" office:value-type="string">
            <text:p text:style-name="P7">14:00 – 15:00 CEST</text:p>
          </table:table-cell>
          <table:table-cell table:style-name="Table1.B5" office:value-type="string">
            <text:p text:style-name="Cell_20_Header"/>
          </table:table-cell>
          <table:table-cell table:style-name="Table1.C5" office:value-type="string">
            <text:p text:style-name="Cell_20_Header">Squib session 1</text:p>
            <text:p text:style-name="P14">Non-Maximality with an Updated Cover</text:p>
            <text:p text:style-name="P24">Jia Ren <text:span text:style-name="T5">(UMass Amherst) </text:span></text:p>
            <text:p text:style-name="P17"/>
            <text:p text:style-name="P12">Effect of time pressure on the availability of non-maximal judgments for sentences with plural definites</text:p>
            <text:p text:style-name="P25"><text:span text:style-name="T2">Angèle Bernard </text:span><text:span text:style-name="T3">(Nantes Université)</text:span><text:span text:style-name="T2">, Flavia Nährlich </text:span><text:span text:style-name="T3">(University of Groningen)</text:span><text:span text:style-name="T2">, Angeliek van Hout </text:span><text:span text:style-name="T3">(</text:span>Rjksuniversiteit Groningen<text:span text:style-name="T5">) </text:span><text:span text:style-name="T2">and Jennifer Spenader </text:span><text:span text:style-name="T3">(Rjksuniversiteit Groningen) </text:span></text:p>
            <text:p text:style-name="P17"/>
            <text:p text:style-name="P12">Focus and non-maximality in out-of-the-blue contexts</text:p>
            <text:p text:style-name="P24">Omar Agha <text:span text:style-name="T5">(NYU) </text:span></text:p>
          </table:table-cell>
        </table:table-row>
        <table:table-row>
          <table:table-cell table:style-name="Table1.A2" office:value-type="string">
            <text:p text:style-name="P7">15:00 – 15:20 CEST</text:p>
          </table:table-cell>
          <table:table-cell table:style-name="Table1.B6" office:value-type="string">
            <text:p text:style-name="P9"/>
          </table:table-cell>
          <table:table-cell table:style-name="Table1.C6" office:value-type="string">
            <text:p text:style-name="P9">Break</text:p>
          </table:table-cell>
        </table:table-row>
        <table:table-row>
          <table:table-cell table:style-name="Table1.A2" office:value-type="string">
            <text:p text:style-name="P7">15:20 – 16:40 CEST</text:p>
          </table:table-cell>
          <table:table-cell table:style-name="Table1.B7" office:value-type="string">
            <text:p text:style-name="Cell_20_Header"/>
          </table:table-cell>
          <table:table-cell table:style-name="Table1.C7" office:value-type="string">
            <text:p text:style-name="Cell_20_Header">Talk session 2</text:p>
            <text:p text:style-name="P12">Homogeneity as presuppositional exhaustification</text:p>
            <text:p text:style-name="P24">Jad Wehbe <text:span text:style-name="T5">(MIT) </text:span>and Janek Guerrini <text:span text:style-name="T5">(ENS/PSL) </text:span></text:p>
            <text:p text:style-name="P19"/>
            <text:p text:style-name="P15">Non-maximality without part-quantification</text:p>
            <text:p text:style-name="P24">Mathieu Paillé <text:span text:style-name="T7">(University of Calgary) </text:span><text:span text:style-name="T5"></text:span></text:p>
          </table:table-cell>
        </table:table-row>
        <table:table-row>
          <table:table-cell table:style-name="Table1.A2" office:value-type="string">
            <text:p text:style-name="P7">16:40 – 17:00 CEST</text:p>
          </table:table-cell>
          <table:table-cell table:style-name="Table1.B8" office:value-type="string">
            <text:p text:style-name="P11"/>
          </table:table-cell>
          <table:table-cell table:style-name="Table1.C8" office:value-type="string">
            <text:p text:style-name="P11">Break</text:p>
          </table:table-cell>
        </table:table-row>
        <table:table-row>
          <table:table-cell table:style-name="Table1.A2" office:value-type="string">
            <text:p text:style-name="P3">17:00 – 1<text:span text:style-name="T11">7</text:span>:<text:span text:style-name="T11">4</text:span>0 CEST</text:p>
          </table:table-cell>
          <table:table-cell table:style-name="Table1.B9" office:value-type="string">
            <text:p text:style-name="Cell_20_Header"/>
          </table:table-cell>
          <table:table-cell table:style-name="Table1.C9" office:value-type="string">
            <text:p text:style-name="Cell_20_Header">Squib session 2</text:p>
            <text:p text:style-name="P16">Homogeneity in sentences with plural definites: rethinking non-maximal readings</text:p>
            <text:p text:style-name="P5">Flavia Nährlich<text:span text:style-name="T2"> </text:span><text:span text:style-name="T3">(University of Groningen)</text:span></text:p>
            <text:p text:style-name="P4"/>
            <text:p text:style-name="P16">Primitive granularities and the context-dependence of partial/total adjectives</text:p>
            <text:p text:style-name="P25"><text:span text:style-name="T1">Charlie Siu </text:span><text:span text:style-name="T5">(</text:span>Sun Yat-sen University<text:span text:style-name="T5">) </text:span><text:span text:style-name="T3"></text:span></text:p>
          </table:table-cell>
        </table:table-row>
      </table:table>
      <text:p text:style-name="DayHeading"/>
      <text:p text:style-name="P20">Thursday, July 20<text:span text:style-name="T12">th</text:span></text:p>
      <text:p text:style-name="P26"> = online presenter(s), <text:span text:style-name="T3"></text:span> = presenter(s) in person, <text:span text:style-name="T3"></text:span> = <text:span text:style-name="T15">some </text:span>presenters online and <text:span text:style-name="T15">some </text:span>in person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8">10:00 – 11:00 CEST</text:p>
          </table:table-cell>
          <table:table-cell table:style-name="Table2.B1" office:value-type="string">
            <text:p text:style-name="P6"/>
          </table:table-cell>
          <table:table-cell table:style-name="Table2.C1" office:value-type="string">
            <text:p text:style-name="P6">Invited talk</text:p>
            <text:p text:style-name="P21">Jacopo Romoli <text:span text:style-name="T5">(</text:span>Heinrich-Heine-Universität Düsseldorf<text:span text:style-name="T5">) </text:span><text:span text:style-name="T10">and Yasutada Sudo </text:span><text:span text:style-name="T5">(UCL) </text:span><text:span text:style-name="T3"></text:span></text:p>
          </table:table-cell>
        </table:table-row>
        <table:table-row>
          <table:table-cell table:style-name="Table2.A2" office:value-type="string">
            <text:p text:style-name="P8">11:00 – 11:20 CEST</text:p>
          </table:table-cell>
          <table:table-cell table:style-name="Table2.B2" office:value-type="string">
            <text:p text:style-name="P10"/>
          </table:table-cell>
          <table:table-cell table:style-name="Table2.C2" office:value-type="string">
            <text:p text:style-name="P10">Break</text:p>
          </table:table-cell>
        </table:table-row>
        <table:table-row>
          <table:table-cell table:style-name="Table2.A2" office:value-type="string">
            <text:p text:style-name="P8">11:20 – 12:40 CEST</text:p>
          </table:table-cell>
          <table:table-cell table:style-name="Table2.B3" office:value-type="string">
            <text:p text:style-name="P1"/>
          </table:table-cell>
          <table:table-cell table:style-name="Table2.C3" office:value-type="string">
            <text:p text:style-name="P1">Talk session <text:span text:style-name="T8">3</text:span></text:p>
            <text:p text:style-name="P13">Putting bare plurals into context</text:p>
            <text:p text:style-name="P24">Yizhen Jiang and Yasutada Sudo <text:span text:style-name="T5">(UCL) </text:span></text:p>
            <text:p text:style-name="P18"/>
            <text:p text:style-name="P13">Sources of homogeneity in kind predication</text:p>
            <text:p text:style-name="P24">Janek Guerrini <text:span text:style-name="T5">(ENS/PSL) </text:span></text:p>
          </table:table-cell>
        </table:table-row>
        <table:table-row>
          <table:table-cell table:style-name="Table2.A2" office:value-type="string">
            <text:p text:style-name="P8">12:40 – 14:00 CEST</text:p>
          </table:table-cell>
          <table:table-cell table:style-name="Table2.B4" office:value-type="string">
            <text:p text:style-name="P10"/>
          </table:table-cell>
          <table:table-cell table:style-name="Table2.C4" office:value-type="string">
            <text:p text:style-name="P10">Lunch Break</text:p>
          </table:table-cell>
        </table:table-row>
        <table:table-row>
          <table:table-cell table:style-name="Table2.A2" office:value-type="string">
            <text:p text:style-name="P8">14:00 – 15:00 CEST</text:p>
          </table:table-cell>
          <table:table-cell table:style-name="Table2.B5" office:value-type="string">
            <text:p text:style-name="P1"/>
          </table:table-cell>
          <table:table-cell table:style-name="Table2.C5" office:value-type="string">
            <text:p text:style-name="P1">Squib session <text:span text:style-name="T1">3</text:span></text:p>
            <text:p text:style-name="P13">Homogeneity as a diagnostic tool for evaluating semantic analyses of distributive markers</text:p>
            <text:p text:style-name="P25"><text:span text:style-name="T2">Ana Bosnic </text:span><text:span text:style-name="T3">(Utrecht University)</text:span><text:span text:style-name="T2">, Jennifer Spenader </text:span><text:span text:style-name="T3">(</text:span>Rjksuniversiteit Groningen<text:span text:style-name="T5">)</text:span><text:span text:style-name="T2"> and Hamida Demirdache </text:span><text:span text:style-name="T3">(Nantes Université) </text:span></text:p>
            <text:p text:style-name="P18"/>
            <text:p text:style-name="P13">Can Dou Collapse Homogeneity?<text:tab/></text:p>
            <text:p text:style-name="P24">Zeqi Zhao <text:span text:style-name="T5">(University of G</text:span><text:span text:style-name="T6">öttingen) </text:span></text:p>
            <text:p text:style-name="P18"/>
            <text:p text:style-name="P14">Homogeneity effects are motivated by communicative efficiency</text:p>
            <text:p text:style-name="P24">Omri Amiraz <text:span text:style-name="T5">(HUJI) </text:span></text:p>
          </table:table-cell>
        </table:table-row>
        <table:table-row>
          <table:table-cell table:style-name="Table2.A2" office:value-type="string">
            <text:p text:style-name="P8">15:00 – 15:20 CEST</text:p>
          </table:table-cell>
          <table:table-cell table:style-name="Table2.B6" office:value-type="string">
            <text:p text:style-name="P10"/>
          </table:table-cell>
          <table:table-cell table:style-name="Table2.C6" office:value-type="string">
            <text:p text:style-name="P10">Break</text:p>
          </table:table-cell>
        </table:table-row>
        <table:table-row>
          <table:table-cell table:style-name="Table2.A2" office:value-type="string">
            <text:p text:style-name="P8">15:20 – 16:40 CEST</text:p>
          </table:table-cell>
          <table:table-cell table:style-name="Table2.B7" office:value-type="string">
            <text:p text:style-name="P1"/>
          </table:table-cell>
          <table:table-cell table:style-name="Table2.C7" office:value-type="string">
            <text:p text:style-name="P1">Talk session <text:span text:style-name="T1">4</text:span></text:p>
            <text:p text:style-name="P13">Counterfactuals (not) under discussion</text:p>
            <text:p text:style-name="P24">Sonia Ramotowska <text:span text:style-name="T5">(UCL)</text:span>, Paul Marty <text:span text:style-name="T5">(University of Malta)</text:span>, Jacopo Romoli <text:span text:style-name="T5">(</text:span><text:span text:style-name="T1">Heinrich-Heine-Universität Düsseldorf</text:span><text:span text:style-name="T5">)</text:span> and Paolo Santorio <text:span text:style-name="T5">(</text:span><text:span text:style-name="T7">University of Maryland</text:span><text:span text:style-name="T5">) </text:span></text:p>
            <text:p text:style-name="P18"/>
            <text:p text:style-name="P15">An experimental investigation of implicature and homogeneity approaches to free choice</text:p>
            <text:p text:style-name="P25"><text:span text:style-name="T2">Lyn Tieu </text:span><text:span text:style-name="T3">(University of Toronto)</text:span><text:span text:style-name="T2">, Cory Bill </text:span><text:span text:style-name="T3">(ZAS) </text:span><text:span text:style-name="T2">and Jacopo Romoli </text:span><text:span text:style-name="T3">(</text:span>Heinrich-Heine-Universität Düsseldorf<text:span text:style-name="T5">) </text:span><text:span text:style-name="T3">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EB Garamond" svg:font-family="'EB Garamond'"/>
    <style:font-face style:name="Font Awesome 6 Brands Regular" svg:font-family="'Font Awesome 6 Brands Regular'" style:font-pitch="variable"/>
    <style:font-face style:name="Font Awesome 6 Free Regular" svg:font-family="'Font Awesome 6 Free Regular'" style:font-pitch="variable"/>
    <style:font-face style:name="Font Awesome 6 Free Solid" svg:font-family="'Font Awesome 6 Free Solid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EB Garamond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EB Garamond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EB Garamond" fo:font-family="'EB Garamond'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EB Garamond" fo:font-family="'EB Garamond'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EB Garamond" fo:font-family="'EB Garamond'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EB Garamond" fo:font-family="'EB Garamond'"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margin-top="0.0598in" fo:margin-bottom="0.0598in" style:contextual-spacing="true" fo:orphans="0" fo:widows="0" text:number-lines="false" text:line-number="0"/>
      <style:text-properties fo:font-size="85%"/>
    </style:style>
    <style:style style:name="Cell_20_Header" style:display-name="Cell Header" style:family="paragraph" style:parent-style-name="Table_20_Contents" style:master-page-name="">
      <style:paragraph-properties fo:margin-top="0.0598in" fo:margin-bottom="0in" style:contextual-spacing="true" fo:text-align="center" style:justify-single-word="false" style:page-number="auto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DayHeading" style:family="paragraph" style:parent-style-name="Heading">
      <style:paragraph-properties fo:margin-top="0in" fo:margin-bottom="0.0799in" style:contextual-spacing="false" fo:text-align="center" style:justify-single-word="false"/>
      <style:text-properties fo:font-weight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3T16:49:34.283510211</meta:creation-date>
    <dc:date>2023-07-11T13:14:11.603838722</dc:date>
    <meta:editing-duration>PT22M</meta:editing-duration>
    <meta:editing-cycles>13</meta:editing-cycles>
    <meta:generator>LibreOffice/7.3.7.2$Linux_X86_64 LibreOffice_project/30$Build-2</meta:generator>
    <meta:document-statistic meta:table-count="2" meta:image-count="0" meta:object-count="0" meta:page-count="2" meta:paragraph-count="70" meta:word-count="396" meta:character-count="2763" meta:non-whitespace-character-count="2427"/>
  </office:meta>
</office:document-meta>
</file>